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</style:style>
    <style:style style:name="P2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style:use-window-font-color="true" fo:font-family="'Arial Black'" style:font-family-generic="swiss" style:font-pitch="variable" fo:font-size="72pt" fo:font-style="normal" fo:font-weight="bold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fo:font-family="'Arial Black'" style:font-family-generic="swiss" style:font-pitch="variable" fo:font-size="60pt" fo:font-style="normal" fo:font-weight="bold"/>
    </style:style>
    <style:style style:name="T2" style:family="text">
      <style:text-properties style:use-window-font-color="true" fo:font-family="'Arial Black'" style:font-family-generic="swiss" style:font-pitch="variable" fo:font-size="60pt" fo:language="de" fo:country="DE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Majestat Twój</text:span></text:p>
            <text:p text:style-name="P1"><text:span text:style-name="T1">nie wstrzymał Cię</text:span></text:p>
            <text:p text:style-name="P1"><text:span text:style-name="T2">Korony Swej</text:span></text:p>
            <text:p text:style-name="P1"><text:span text:style-name="T2">wyrzekłeś się.</text:span></text:p>
            <text:p text:style-name="P1"><text:span text:style-name="T2">Wydany byłeś w ręce</text:span></text:p>
            <text:p text:style-name="P1"><text:span text:style-name="T2">tych, których stworzyłeś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2">Mój grzech, mój brud zmazałeś Sam</text:span></text:p>
            <text:p text:style-name="P1"><text:span text:style-name="T2">kiedyś zmarł</text:span></text:p>
            <text:p text:style-name="P1"><text:span text:style-name="T2">i zmartwychwstał.</text:span></text:p>
            <text:p text:style-name="P1"><text:span text:style-name="T2">Teraz rządzisz Ty nad niebo wywyższony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2">Tylko Ciebie Panie wielbić chcę</text:span></text:p>
            <text:p text:style-name="P1"><text:span text:style-name="T2">tylko Ty zdobyłeś</text:span></text:p>
            <text:p text:style-name="P1"><text:span text:style-name="T2">serce me</text:span></text:p>
            <text:p text:style-name="P1"><text:span text:style-name="T2">po wieki wieczne będę chwalić Ciebi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2">Tylko Ty</text:span></text:p>
            <text:p text:style-name="P1"><text:span text:style-name="T2">zdecydowałeś się</text:span></text:p>
            <text:p text:style-name="P1"><text:span text:style-name="T2">umrzeć za mnie</text:span></text:p>
            <text:p text:style-name="P1"><text:span text:style-name="T2">i wyzwolić mnie</text:span></text:p>
            <text:p text:style-name="P1"><text:span text:style-name="T2">Tobie Panie więc</text:span></text:p>
            <text:p text:style-name="P1"><text:span text:style-name="T2">dziś śpiewam</text:span></text:p>
            <text:p text:style-name="P1"><text:span text:style-name="T2">w uwielbieniu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Maciej Wojtowicz</meta:initial-creator>
    <meta:creation-date>2006-03-02T01:06:44</meta:creation-date>
    <dc:date>2015-03-23T19:51:09.71</dc:date>
    <dc:language>en-US</dc:language>
    <meta:editing-cycles>47</meta:editing-cycles>
    <meta:editing-duration>PT39M28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